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1_IO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TS_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1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1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1_IO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1</text:p>
          </table:table-cell>
          <table:table-cell office:value-type="string" calcext:value-type="string">
            <text:p>DAC1_OUT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2</text:p>
          </table:table-cell>
          <table:table-cell office:value-type="string" calcext:value-type="string">
            <text:p>DAC1_OUT2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PAMP2_DI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3</text:p>
          </table:table-cell>
          <table:table-cell office:value-type="string" calcext:value-type="string">
            <text:p>DAC2_OUT1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CH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SC_G4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1_CH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4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1_CH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HRTIM1_CH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1_FLT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JTMS/SWDAT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R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JTCK/SWCL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RTIM1_FLT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4_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RTIM1_SC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SC_G3_IO4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HRTIM1_SC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JTDO/TRACE SWO 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1_SCOUT </text:p>
          </table:table-cell>
          <table:table-cell office:value-type="string" calcext:value-type="string">
            <text:p>HRTIM1_EEV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7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1_EEV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7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1_EEV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RTIM1_SCIN </text:p>
          </table:table-cell>
          <table:table-cell office:value-type="string" calcext:value-type="string">
            <text:p>HRTIM1_EEV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1_EEV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HRTIM1_EEV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R_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1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RTIM1_EEV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SYN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FLT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6_IO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FLT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SC_G6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CH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SC_G6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CH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_CH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C_G6_IO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_D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RTIM1_CH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HRTIM1_CH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2_CH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_C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ADC1_CH6/ADC2_CH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ADC1_CH7/ADC2_CH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_CH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ADC1_CH8/ADC2_CH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_BKIN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DC1_CH9/ADC2_CH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DC2_CH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DC2_CH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1_EEV10 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MP6_OUT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1_FLT5</text:p>
          </table:table-cell>
          <table:table-cell table:number-columns-repeated="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HRTIM1_CHE1</text:p>
          </table:table-cell>
          <table:table-cell table:number-columns-repeated="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HRTIM1_CHE2</text:p>
          </table:table-cell>
          <table:table-cell table:number-columns-repeated="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1_EEV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1_EEV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TIM3_ETR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F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table:number-columns-repeated="1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20:48:19.052622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20:34:22.164014134</meta:creation-date>
    <dc:date>2022-01-29T23:10:17.332504377</dc:date>
    <meta:editing-duration>PT2H32M45S</meta:editing-duration>
    <meta:editing-cycles>59</meta:editing-cycles>
    <meta:generator>LibreOffice/6.0.7.3$Linux_X86_64 LibreOffice_project/00m0$Build-3</meta:generator>
    <meta:document-statistic meta:table-count="1" meta:cell-count="988" meta:object-count="0"/>
  </office:meta>
</office:document-meta>
</file>